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>
      <style:paragraph-properties fo:break-before="page"/>
      <style:text-properties officeooo:paragraph-rsid="001cf041"/>
    </style:style>
    <style:style style:name="P5" style:family="paragraph" style:parent-style-name="Heading_20_2">
      <style:text-properties officeooo:paragraph-rsid="001ea7d1"/>
    </style:style>
    <style:style style:name="P6" style:family="paragraph" style:parent-style-name="Heading_20_2">
      <style:text-properties officeooo:paragraph-rsid="001f4992"/>
    </style:style>
    <style:style style:name="P7" style:family="paragraph" style:parent-style-name="Heading_20_2">
      <style:text-properties officeooo:paragraph-rsid="0021b264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text-properties officeooo:paragraph-rsid="0023ca4d"/>
    </style:style>
    <style:style style:name="P10" style:family="paragraph" style:parent-style-name="Standard">
      <style:text-properties officeooo:rsid="0016b22a" officeooo:paragraph-rsid="0016b22a"/>
    </style:style>
    <style:style style:name="P11" style:family="paragraph" style:parent-style-name="Standard">
      <style:paragraph-properties fo:text-align="center" style:justify-single-word="false"/>
      <style:text-properties officeooo:rsid="0016b22a" officeooo:paragraph-rsid="0016b22a"/>
    </style:style>
    <style:style style:name="P12" style:family="paragraph" style:parent-style-name="Standard">
      <style:paragraph-properties fo:text-align="center" style:justify-single-word="false"/>
      <style:text-properties officeooo:rsid="0016b22a" officeooo:paragraph-rsid="00185970"/>
    </style:style>
    <style:style style:name="P13" style:family="paragraph" style:parent-style-name="Standard">
      <style:text-properties officeooo:rsid="0016b22a" officeooo:paragraph-rsid="001bc628"/>
    </style:style>
    <style:style style:name="P14" style:family="paragraph" style:parent-style-name="Standard">
      <style:paragraph-properties fo:text-align="center" style:justify-single-word="false"/>
      <style:text-properties fo:font-size="28pt" officeooo:rsid="0016b22a" officeooo:paragraph-rsid="0016b22a" style:font-size-asian="28pt" style:font-size-complex="28pt"/>
    </style:style>
    <style:style style:name="P15" style:family="paragraph" style:parent-style-name="Standard" style:master-page-name="First_20_Page">
      <style:paragraph-properties fo:text-align="center" style:justify-single-word="false" style:page-number="auto"/>
      <style:text-properties fo:font-size="28pt" officeooo:rsid="0016b22a" officeooo:paragraph-rsid="0016b22a" style:font-size-asian="28pt" style:font-size-complex="28pt"/>
    </style:style>
    <style:style style:name="P16" style:family="paragraph" style:parent-style-name="Standard">
      <style:paragraph-properties fo:text-align="center" style:justify-single-word="false"/>
      <style:text-properties fo:font-size="36pt" officeooo:rsid="0016b22a" officeooo:paragraph-rsid="0016b22a" style:font-size-asian="36pt" style:font-size-complex="36pt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b22a" officeooo:paragraph-rsid="00185970"/>
    </style:style>
    <style:style style:name="P18" style:family="paragraph" style:parent-style-name="Standard">
      <style:paragraph-properties fo:text-align="start" style:justify-single-word="false"/>
      <style:text-properties fo:font-size="10pt" officeooo:rsid="0016b22a" officeooo:paragraph-rsid="001bd03d" style:font-size-asian="10pt" style:font-size-complex="10pt"/>
    </style:style>
    <style:style style:name="P19" style:family="paragraph" style:parent-style-name="Standard">
      <style:paragraph-properties fo:text-align="end" style:justify-single-word="false"/>
      <style:text-properties fo:font-size="10pt" officeooo:rsid="0016b22a" officeooo:paragraph-rsid="001bd03d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officeooo:rsid="0016b22a" officeooo:paragraph-rsid="00185970" style:font-size-asian="10pt" style:font-size-complex="10pt"/>
    </style:style>
    <style:style style:name="P21" style:family="paragraph" style:parent-style-name="Standard">
      <style:text-properties officeooo:rsid="001bd03d" officeooo:paragraph-rsid="001bd03d"/>
    </style:style>
    <style:style style:name="P22" style:family="paragraph" style:parent-style-name="Standard">
      <style:paragraph-properties fo:text-align="center" style:justify-single-word="false"/>
      <style:text-properties fo:color="#d2691e" loext:opacity="100%" fo:font-size="36pt" officeooo:rsid="0016b22a" officeooo:paragraph-rsid="0016b22a" style:font-size-asian="36pt" style:font-size-complex="36pt"/>
    </style:style>
    <style:style style:name="P23" style:family="paragraph" style:parent-style-name="Text_20_body" style:list-style-name="Numbering_20_123"/>
    <style:style style:name="P24" style:family="paragraph" style:parent-style-name="Text_20_body">
      <style:text-properties officeooo:rsid="001bd03d" officeooo:paragraph-rsid="001bd03d"/>
    </style:style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>
      <style:paragraph-properties fo:margin-top="0cm" fo:margin-bottom="0cm" style:contextual-spacing="false"/>
    </style:style>
    <style:style style:name="P28" style:family="paragraph" style:parent-style-name="Text_20_body">
      <style:paragraph-properties fo:margin-top="0cm" fo:margin-bottom="0cm" style:contextual-spacing="false"/>
    </style:style>
    <style:style style:name="P29" style:family="paragraph" style:parent-style-name="Text_20_body" style:list-style-name="L20"/>
    <style:style style:name="P30" style:family="paragraph" style:parent-style-name="Text_20_body" style:list-style-name="L20">
      <style:paragraph-properties fo:margin-top="0cm" fo:margin-bottom="0cm" style:contextual-spacing="false"/>
    </style:style>
    <style:style style:name="P31" style:family="paragraph" style:parent-style-name="Text_20_body" style:list-style-name="L21"/>
    <style:style style:name="P32" style:family="paragraph" style:parent-style-name="Text_20_body" style:list-style-name="L21">
      <style:paragraph-properties fo:margin-top="0cm" fo:margin-bottom="0cm" style:contextual-spacing="false"/>
    </style:style>
    <style:style style:name="P33" style:family="paragraph" style:parent-style-name="Text_20_body">
      <style:text-properties officeooo:paragraph-rsid="001ea7d1"/>
    </style:style>
    <style:style style:name="P34" style:family="paragraph" style:parent-style-name="Text_20_body" style:list-style-name="L22"/>
    <style:style style:name="P35" style:family="paragraph" style:parent-style-name="Text_20_body" style:list-style-name="L22">
      <style:paragraph-properties fo:margin-top="0cm" fo:margin-bottom="0cm" style:contextual-spacing="false"/>
    </style:style>
    <style:style style:name="P36" style:family="paragraph" style:parent-style-name="Text_20_body" style:list-style-name="L23"/>
    <style:style style:name="P37" style:family="paragraph" style:parent-style-name="Text_20_body" style:list-style-name="L23">
      <style:paragraph-properties fo:margin-top="0cm" fo:margin-bottom="0cm" style:contextual-spacing="false"/>
    </style:style>
    <style:style style:name="P38" style:family="paragraph" style:parent-style-name="Text_20_body" style:list-style-name="L24"/>
    <style:style style:name="P39" style:family="paragraph" style:parent-style-name="Text_20_body" style:list-style-name="L24">
      <style:paragraph-properties fo:margin-top="0cm" fo:margin-bottom="0cm" style:contextual-spacing="false"/>
    </style:style>
    <style:style style:name="P40" style:family="paragraph" style:parent-style-name="Text_20_body" style:list-style-name="L25"/>
    <style:style style:name="P41" style:family="paragraph" style:parent-style-name="Text_20_body" style:list-style-name="L25">
      <style:paragraph-properties fo:margin-top="0cm" fo:margin-bottom="0cm" style:contextual-spacing="false"/>
    </style:style>
    <style:style style:name="P42" style:family="paragraph" style:parent-style-name="Text_20_body" style:list-style-name="L26"/>
    <style:style style:name="P43" style:family="paragraph" style:parent-style-name="Text_20_body" style:list-style-name="L26">
      <style:paragraph-properties fo:margin-top="0cm" fo:margin-bottom="0cm" style:contextual-spacing="false"/>
    </style:style>
    <style:style style:name="P44" style:family="paragraph" style:parent-style-name="Text_20_body" style:list-style-name="L27"/>
    <style:style style:name="P45" style:family="paragraph" style:parent-style-name="Text_20_body" style:list-style-name="L27">
      <style:paragraph-properties fo:margin-top="0cm" fo:margin-bottom="0cm" style:contextual-spacing="false"/>
    </style:style>
    <style:style style:name="P46" style:family="paragraph" style:parent-style-name="Text_20_body" style:list-style-name="L28"/>
    <style:style style:name="P47" style:family="paragraph" style:parent-style-name="Text_20_body" style:list-style-name="L28">
      <style:paragraph-properties fo:margin-top="0cm" fo:margin-bottom="0cm" style:contextual-spacing="false"/>
    </style:style>
    <style:style style:name="P48" style:family="paragraph" style:parent-style-name="Text_20_body" style:list-style-name="L29"/>
    <style:style style:name="P49" style:family="paragraph" style:parent-style-name="Text_20_body" style:list-style-name="L29">
      <style:paragraph-properties fo:margin-top="0cm" fo:margin-bottom="0cm" style:contextual-spacing="false"/>
    </style:style>
    <style:style style:name="P50" style:family="paragraph" style:parent-style-name="Text_20_body">
      <style:text-properties officeooo:paragraph-rsid="0021b264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cf041" style:font-size-asian="20pt" style:font-size-complex="20pt"/>
    </style:style>
    <style:style style:name="T3" style:family="text">
      <style:text-properties officeooo:rsid="001bd03d"/>
    </style:style>
    <style:style style:name="T4" style:family="text">
      <style:text-properties officeooo:rsid="001cf041"/>
    </style:style>
    <style:style style:name="T5" style:family="text">
      <style:text-properties officeooo:rsid="001d6921"/>
    </style:style>
    <style:style style:name="T6" style:family="text">
      <style:text-properties officeooo:rsid="001ea7d1"/>
    </style:style>
    <style:style style:name="T7" style:family="text">
      <style:text-properties officeooo:rsid="0021b26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TESTPLAN</text:p>
      <text:p text:style-name="P14"/>
      <text:p text:style-name="P11">del proyecto</text:p>
      <text:p text:style-name="P11"/>
      <text:p text:style-name="P22">The Delirium Archive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2">Autor: Rubén Bautista Reyes<text:tab/><text:tab/><text:tab/><text:tab/><text:tab/><text:tab/><text:tab/><text:tab/>6 de enero de 2025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<text:soft-page-break/>Índice</text:p>
          </text:index-title>
          <text:p text:style-name="P1"><text:a xlink:type="simple" xlink:href="#__RefHeading___Toc28_2169475178" text:style-name="Index_20_Link" text:visited-style-name="Index_20_Link">1. Introducción<text:tab/>3</text:a></text:p>
          <text:p text:style-name="P2"><text:a xlink:type="simple" xlink:href="#__RefHeading___Toc30_2169475178" text:style-name="Index_20_Link" text:visited-style-name="Index_20_Link">1.1 Propósito del documento<text:tab/>3</text:a></text:p>
          <text:p text:style-name="P2"><text:a xlink:type="simple" xlink:href="#__RefHeading___Toc32_2169475178" text:style-name="Index_20_Link" text:visited-style-name="Index_20_Link">1.2 Alcance del Proyecto<text:tab/>3</text:a></text:p>
          <text:p text:style-name="P2"><text:a xlink:type="simple" xlink:href="#__RefHeading___Toc34_2169475178" text:style-name="Index_20_Link" text:visited-style-name="Index_20_Link">1.3 Objetivos del Test Plan<text:tab/>3</text:a></text:p>
          <text:p text:style-name="P1"><text:a xlink:type="simple" xlink:href="#__RefHeading___Toc36_2169475178" text:style-name="Index_20_Link" text:visited-style-name="Index_20_Link">2. Descripción del proyecto<text:tab/>5</text:a></text:p>
          <text:p text:style-name="P2"><text:a xlink:type="simple" xlink:href="#__RefHeading___Toc70_2169475178" text:style-name="Index_20_Link" text:visited-style-name="Index_20_Link">2.1 Resumen del proyecto "The Delirium Archive"<text:tab/>5</text:a></text:p>
          <text:p text:style-name="P2"><text:a xlink:type="simple" xlink:href="#__RefHeading___Toc72_2169475178" text:style-name="Index_20_Link" text:visited-style-name="Index_20_Link">2.2 Objetivo Principal<text:tab/>5</text:a></text:p>
          <text:p text:style-name="P2"><text:a xlink:type="simple" xlink:href="#__RefHeading___Toc74_2169475178" text:style-name="Index_20_Link" text:visited-style-name="Index_20_Link">2.3 Características Clave<text:tab/>5</text:a></text:p>
          <text:p text:style-name="P2"><text:a xlink:type="simple" xlink:href="#__RefHeading___Toc76_2169475178" text:style-name="Index_20_Link" text:visited-style-name="Index_20_Link">2.4 Público Objetivo<text:tab/>5</text:a></text:p>
          <text:p text:style-name="P2"><text:a xlink:type="simple" xlink:href="#__RefHeading___Toc78_2169475178" text:style-name="Index_20_Link" text:visited-style-name="Index_20_Link">2.5 Estado Actual<text:tab/>6</text:a></text:p>
          <text:p text:style-name="P1"><text:a xlink:type="simple" xlink:href="#__RefHeading___Toc186_2169475178" text:style-name="Index_20_Link" text:visited-style-name="Index_20_Link">3 Estrategia de Pruebas<text:tab/>6</text:a></text:p>
          <text:p text:style-name="P2"><text:a xlink:type="simple" xlink:href="#__RefHeading___Toc188_2169475178" text:style-name="Index_20_Link" text:visited-style-name="Index_20_Link">3.1 Objetivo de las Pruebas<text:tab/>6</text:a></text:p>
          <text:p text:style-name="P2"><text:a xlink:type="simple" xlink:href="#__RefHeading___Toc190_2169475178" text:style-name="Index_20_Link" text:visited-style-name="Index_20_Link">3.2 Alcance de las Pruebas<text:tab/>6</text:a></text:p>
          <text:p text:style-name="P2"><text:a xlink:type="simple" xlink:href="#__RefHeading___Toc192_2169475178" text:style-name="Index_20_Link" text:visited-style-name="Index_20_Link">3.3 Tipos de Pruebas<text:tab/>7</text:a></text:p>
          <text:p text:style-name="P2"><text:a xlink:type="simple" xlink:href="#__RefHeading___Toc194_2169475178" text:style-name="Index_20_Link" text:visited-style-name="Index_20_Link">3.4 Estrategia de Ejecución<text:tab/>7</text:a></text:p>
          <text:p text:style-name="P2"><text:a xlink:type="simple" xlink:href="#__RefHeading___Toc196_2169475178" text:style-name="Index_20_Link" text:visited-style-name="Index_20_Link">3.5 Criterios de Aceptación<text:tab/>8</text:a></text:p>
          <text:p text:style-name="P1"><text:a xlink:type="simple" xlink:href="#__RefHeading___Toc198_2169475178" text:style-name="Index_20_Link" text:visited-style-name="Index_20_Link">4 Planificación de Pruebas<text:tab/>8</text:a></text:p>
          <text:p text:style-name="P2"><text:a xlink:type="simple" xlink:href="#__RefHeading___Toc200_2169475178" text:style-name="Index_20_Link" text:visited-style-name="Index_20_Link">4.1 Objetivo de la Planificación<text:tab/>8</text:a></text:p>
          <text:p text:style-name="P2"><text:a xlink:type="simple" xlink:href="#__RefHeading___Toc202_2169475178" text:style-name="Index_20_Link" text:visited-style-name="Index_20_Link">4.2 Cronograma de Pruebas<text:tab/>8</text:a></text:p>
          <text:p text:style-name="P2"><text:a xlink:type="simple" xlink:href="#__RefHeading___Toc204_2169475178" text:style-name="Index_20_Link" text:visited-style-name="Index_20_Link">4.3 Recursos Necesarios<text:tab/>9</text:a></text:p>
          <text:p text:style-name="P2"><text:a xlink:type="simple" xlink:href="#__RefHeading___Toc206_2169475178" text:style-name="Index_20_Link" text:visited-style-name="Index_20_Link">4.3 Dependencias y Riesgos<text:tab/>9</text:a></text:p>
          <text:p text:style-name="P2"><text:a xlink:type="simple" xlink:href="#__RefHeading___Toc208_2169475178" text:style-name="Index_20_Link" text:visited-style-name="Index_20_Link">4.4 Mitigación de riesgos<text:tab/>9</text:a></text:p>
        </text:index-body>
      </text:table-of-content>
      <text:p text:style-name="P17"><text:span text:style-name="T1"/></text:p>
      <text:h text:style-name="P3" text:outline-level="1"><text:bookmark-start text:name="__RefHeading___Toc28_2169475178"/>1. Introducción<text:bookmark-end text:name="__RefHeading___Toc28_2169475178"/></text:h>
      <text:h text:style-name="Heading_20_2" text:outline-level="2"><text:bookmark-start text:name="__RefHeading___Toc30_2169475178"/>1.1 Propósito del documento<text:bookmark-end text:name="__RefHeading___Toc30_2169475178"/></text:h>
      <text:p text:style-name="P24">El propósito de este documento es definir y detallar el plan de pruebas para el proyecto "The Delirium Archive". Este plan de pruebas tiene como objetivo principal asegurar que todas las funcionalidades del proyecto sean verificadas y validadas de acuerdo con los requisitos establecidos. A través de este documento, se pretende proporcionar una guía clara y estructurada para la ejecución de las pruebas, identificando los recursos necesarios, los casos de prueba específicos y los criterios de aceptación.</text:p>
      <text:p text:style-name="Text_20_body">El test plan también busca identificar y mitigar riesgos potenciales, asegurar la calidad del producto final y garantizar que el proyecto cumpla con las expectativas del usuario final. Además, este documento servirá como referencia para todas las partes interesadas, facilitando la comunicación y la coordinación durante el proceso de pruebas.</text:p>
      <text:h text:style-name="Heading_20_2" text:outline-level="2"><text:bookmark-start text:name="__RefHeading___Toc32_2169475178"/><text:span text:style-name="T3">1.2 </text:span><text:span text:style-name="Strong_20_Emphasis">Alcance del Proyecto</text:span><text:bookmark-end text:name="__RefHeading___Toc32_2169475178"/></text:h>
      <text:p text:style-name="Text_20_body">El proyecto "The Delirium Archive" consiste en el desarrollo de una plataforma web innovadora que servirá como archivo de <text:span text:style-name="T3">creaciones artísticas digitales </text:span><text:span text:style-name="T4">y portafolio para creadores</text:span>. <text:span text:style-name="T3">Los usuarios bien expondrán sus creaciones o las visualizarán. Cada autor podrá presentarse </text:span><text:span text:style-name="T4">y proporcionar datos de contacto para posibles clientes o creadores afines con los que colaborar. </text:span>El alcance del proyecto incluye:</text:p>
      <text:list text:style-name="L17">
        <text:list-item>
          <text:p text:style-name="P25"><text:span text:style-name="Strong_20_Emphasis">Desarrollo de la plataforma web</text:span>: Implementación de todas las funcionalidades necesarias para <text:span text:style-name="T3">el</text:span> almacenamiento y visualización de contenidos <text:span text:style-name="T3">de arte digital.</text:span></text:p>
        </text:list-item>
        <text:list-item>
          <text:p text:style-name="P25"><text:span text:style-name="Strong_20_Emphasis">Diseño de la interfaz de usuario</text:span>: Creación de una interfaz intuitiva y atractiva que facilite la navegación y el uso de la plataforma <text:span text:style-name="T4">a ambas partes</text:span>.</text:p>
        </text:list-item>
        <text:list-item>
          <text:p text:style-name="P25"><text:span text:style-name="Strong_20_Emphasis">Integración de bases de datos</text:span>: Configuración y gestión de bases de datos para almacenar de manera segura y eficiente los contenidos y datos de los usuarios.</text:p>
        </text:list-item>
        <text:list-item>
          <text:p text:style-name="P25"><text:span text:style-name="Strong_20_Emphasis">Pruebas y validación</text:span>: Realización de pruebas exhaustivas para asegurar la calidad y fiabilidad del producto final.</text:p>
        </text:list-item>
        <text:list-item>
          <text:p text:style-name="P25"><text:span text:style-name="Strong_20_Emphasis">Despliegue y mantenimiento</text:span>: Implementación de la plataforma en un entorno de producción y provisión de soporte continuo para garantizar su correcto funcionamiento.</text:p>
        </text:list-item>
      </text:list>
      <text:h text:style-name="Heading_20_2" text:outline-level="2"><text:bookmark-start text:name="__RefHeading___Toc34_2169475178"/><text:span text:style-name="T3">1.3 </text:span><text:span text:style-name="Strong_20_Emphasis">Objetivos del Test Plan</text:span><text:bookmark-end text:name="__RefHeading___Toc34_2169475178"/></text:h>
      <text:p text:style-name="Text_20_body">Los objetivos del test plan para el proyecto "The Delirium Archive" son los siguientes:</text:p>
      <text:list text:style-name="L18">
        <text:list-item>
          <text:p text:style-name="P26"><text:span text:style-name="Strong_20_Emphasis">Verificación de funcionalidades</text:span>: Asegurar que todas las funcionalidades del proyecto sean verificadas y validadas de acuerdo con los requisitos establecidos.</text:p>
        </text:list-item>
        <text:list-item>
          <text:p text:style-name="P26"><text:span text:style-name="Strong_20_Emphasis">Identificación y corrección de defectos</text:span>: Detectar y corregir defectos en las etapas tempranas del desarrollo para minimizar el impacto en el producto final.</text:p>
        </text:list-item>
        <text:list-item>
          <text:p text:style-name="P26"><text:soft-page-break/><text:span text:style-name="Strong_20_Emphasis">Aseguramiento de la calidad</text:span>: Garantizar que el producto cumpla con los estándares de calidad y las expectativas del usuario final.</text:p>
        </text:list-item>
        <text:list-item>
          <text:p text:style-name="P26"><text:span text:style-name="Strong_20_Emphasis">Mitigación de riesgos</text:span>: Identificar y mitigar riesgos potenciales que puedan afectar el éxito del proyecto.</text:p>
        </text:list-item>
        <text:list-item>
          <text:p text:style-name="P26"><text:span text:style-name="Strong_20_Emphasis">Documentación y comunicación</text:span>: Proporcionar una guía clara y estructurada para la ejecución de las pruebas, facilitando la comunicación y la coordinación entre todas las partes interesadas.</text:p>
        </text:list-item>
      </text:list>
      <text:p text:style-name="P21"/>
      <text:h text:style-name="P4" text:outline-level="1"><text:bookmark-start text:name="__RefHeading___Toc36_2169475178"/><text:span text:style-name="T2">2</text:span><text:span text:style-name="T1">. </text:span><text:span text:style-name="T2">Descripción del proyecto</text:span><text:bookmark-end text:name="__RefHeading___Toc36_2169475178"/></text:h>
      <text:h text:style-name="Heading_20_2" text:outline-level="2"><text:bookmark-start text:name="__RefHeading___Toc70_2169475178"/><text:span text:style-name="T5">2.1 </text:span>Resumen del proyecto "The Delirium Archive"<text:bookmark-end text:name="__RefHeading___Toc70_2169475178"/></text:h>
      <text:p text:style-name="Text_20_body"><text:span text:style-name="Emphasis">The Delirium Archive</text:span> es un proyecto diseñado para ser un portafolio interactivo y versátil, evolucionando hacia una plataforma que permita a otros creadores exponer sus obras de manera dinámica y visualmente atractiva. Este sistema combina un visor multimedia avanzado con herramientas de configuración intuitivas, ofreciendo una experiencia inmersiva para explorar diferentes tipos de contenidos.</text:p>
      <text:p text:style-name="Text_20_body">El proyecto destaca por su capacidad de gestionar y visualizar medios como imágenes, videos, modelos 3D y descripciones textuales, permitiendo a los usuarios navegar por las creaciones a través de un sistema de carrusel y visores especializados. Cada visor está diseñado para ser altamente configurable, adaptándose a las necesidades de los medios presentados, desde el control de cámaras en modelos 3D hasta opciones de navegaciónen imágenes.</text:p>
      <text:h text:style-name="P5" text:outline-level="2"><text:bookmark-start text:name="__RefHeading___Toc72_2169475178"/><text:span text:style-name="Strong_20_Emphasis"><text:span text:style-name="T6">2.2 </text:span></text:span><text:span text:style-name="Strong_20_Emphasis">Objetivo Principal</text:span><text:bookmark-end text:name="__RefHeading___Toc72_2169475178"/></text:h>
      <text:p text:style-name="P33">El objetivo del proyecto es proporcionar una herramienta robusta y flexible que permita la exposición profesional de trabajos creativos, ya sea como portafolio personal o como galería compartida. La plataforma busca ser intuitiva para el usuario final, pero a la vez suficientemente avanzada como para satisfacer las necesidades técnicas de diseñadores <text:span text:style-name="T5">y</text:span> artistas <text:span text:style-name="T5">gráficos</text:span>.</text:p>
      <text:h text:style-name="Heading_20_2" text:outline-level="2"><text:bookmark-start text:name="__RefHeading___Toc74_2169475178"/><text:span text:style-name="Strong_20_Emphasis"><text:span text:style-name="T6">2.3 </text:span></text:span><text:span text:style-name="Strong_20_Emphasis">Características Clave</text:span><text:bookmark-end text:name="__RefHeading___Toc74_2169475178"/></text:h>
      <text:list text:style-name="L19">
        <text:list-item>
          <text:p text:style-name="P27"><text:span text:style-name="Strong_20_Emphasis">Soporte multimedia:</text:span> Compatible con modelos 3D en formatos GLTF/GLB, videos en MP4/WEBM, e imágenes en JPG/PNG/<text:span text:style-name="T5">SVG</text:span>. <text:span text:style-name="T5">En el futuro soportará también varios formatos de sprites 2D.</text:span></text:p>
        </text:list-item>
        <text:list-item>
          <text:p text:style-name="P27"><text:span text:style-name="Strong_20_Emphasis">Interactividad y personalización:</text:span> Control dinámico de cámaras, iluminación, animaciones y zoom para modelos 3D, junto con opciones específicas para otros tipos de medios.</text:p>
        </text:list-item>
        <text:list-item>
          <text:p text:style-name="P27"><text:span text:style-name="Strong_20_Emphasis">Configurador de JSON:</text:span> Herramienta gráfica para crear y editar configuraciones de medios de forma rápida y accesible.</text:p>
        </text:list-item>
        <text:list-item>
          <text:p text:style-name="P27"><text:span text:style-name="Strong_20_Emphasis">Arquitectura modular:</text:span> Componentes diseñados para una integración sencilla y adaptable, facilitando la evolución futura del sistema.</text:p>
        </text:list-item>
        <text:list-item>
          <text:p text:style-name="P27"><text:span text:style-name="Strong_20_Emphasis">UI multilenguaje:</text:span> Interfaz en español e inglés, adaptable a diferentes públicos.</text:p>
        </text:list-item>
      </text:list>
      <text:p text:style-name="P28"/>
      <text:h text:style-name="Heading_20_2" text:outline-level="2"><text:bookmark-start text:name="__RefHeading___Toc76_2169475178"/><text:span text:style-name="Strong_20_Emphasis"><text:span text:style-name="T6">2.4 </text:span></text:span><text:span text:style-name="Strong_20_Emphasis">Público Objetivo</text:span><text:bookmark-end text:name="__RefHeading___Toc76_2169475178"/></text:h>
      <text:list text:style-name="L20">
        <text:list-item>
          <text:p text:style-name="P30">Creadores independientes que deseen mostrar sus proyectos de forma profesional.</text:p>
        </text:list-item>
        <text:list-item>
          <text:p text:style-name="P30">Estudios de diseño y animación interesados en una herramienta adaptable para presentaciones.</text:p>
        </text:list-item>
        <text:list-item>
          <text:p text:style-name="P29">Reclutadores y posibles empleadores interesados en creadores de arte digital, quienes podrán explorar las obras del artista de manera interactiva y apreciar su visión y estilo creativo.</text:p>
        </text:list-item>
        <text:list-item>
          <text:p text:style-name="P29"/>
        </text:list-item>
      </text:list>
      <text:h text:style-name="Heading_20_2" text:outline-level="2"><text:bookmark-start text:name="__RefHeading___Toc78_2169475178"/><text:soft-page-break/><text:span text:style-name="Strong_20_Emphasis"><text:span text:style-name="T6">2.5 </text:span></text:span><text:span text:style-name="Strong_20_Emphasis">Estado Actual</text:span><text:bookmark-end text:name="__RefHeading___Toc78_2169475178"/></text:h>
      <text:p text:style-name="P33">El proyecto se encuentra en una etapa <text:span text:style-name="T5">temprana</text:span> de desarrollo. <text:span text:style-name="T5">Las funciones del lado del visualizador están en su mayoría implementadas para modelos 3d, imágenes y videos, aunque siguen </text:span>en proceso de prueba y optimización. Los componentes clave, como los visores, el configurador de JSON y la interfaz, están operativos, aunque se están refinando detalles para garantizar una experiencia de usuario fluida y sin errores.</text:p>
      <text:p text:style-name="Text_20_body"><text:span text:style-name="Strong_20_Emphasis">Próximos Pasos:</text:span></text:p>
      <text:list text:style-name="L21">
        <text:list-item>
          <text:p text:style-name="P32">Ampliar y pulir los casos de prueba para garantizar estabilidad y rendimiento.</text:p>
        </text:list-item>
        <text:list-item>
          <text:p text:style-name="P32">Resolver problemas específicos en la gestión de controles y descripciones.</text:p>
        </text:list-item>
        <text:list-item>
          <text:p text:style-name="P32">Implementar un visor "EmptyViewer" más versátil para manejar contenido narrativo y descriptivo.</text:p>
        </text:list-item>
        <text:list-item>
          <text:p text:style-name="P31">Evaluar posibles mejoras de diseño y usabilidad basadas en la retroalimentación de pruebas.</text:p>
        </text:list-item>
      </text:list>
      <text:p text:style-name="Text_20_body"/>
      <text:h text:style-name="Heading_20_1" text:outline-level="1"><text:bookmark-start text:name="__RefHeading___Toc186_2169475178"/><text:span text:style-name="Strong_20_Emphasis"><text:span text:style-name="T6">3 </text:span></text:span><text:span text:style-name="Strong_20_Emphasis">Estrategia de Pruebas</text:span><text:bookmark-end text:name="__RefHeading___Toc186_2169475178"/></text:h>
      <text:h text:style-name="Heading_20_2" text:outline-level="2"><text:bookmark-start text:name="__RefHeading___Toc188_2169475178"/><text:span text:style-name="Strong_20_Emphasis"><text:span text:style-name="T6">3.1 </text:span></text:span><text:span text:style-name="Strong_20_Emphasis">Objetivo de las Pruebas</text:span><text:bookmark-end text:name="__RefHeading___Toc188_2169475178"/></text:h>
      <text:p text:style-name="P33"><text:line-break/>Garantizar que <text:span text:style-name="Emphasis">The Delirium Archive</text:span> ofrezca una experiencia fluida, intuitiva y libre de errores, asegurando que los usuarios puedan explorar y disfrutar de los contenidos artísticos sin barreras técnicas. Las pruebas estarán orientadas a validar tanto la funcionalidad como la usabilidad, con especial énfasis en la estabilidad de los visores, la configuración de los medios y la interacción del usuario con la plataforma.</text:p>
      <text:h text:style-name="Heading_20_2" text:outline-level="2"><text:bookmark-start text:name="__RefHeading___Toc190_2169475178"/><text:span text:style-name="Strong_20_Emphasis"><text:span text:style-name="T6">3.2 </text:span></text:span><text:span text:style-name="Strong_20_Emphasis">Alcance de las Pruebas</text:span><text:bookmark-end text:name="__RefHeading___Toc190_2169475178"/></text:h>
      <text:list text:style-name="L22">
        <text:list-item>
          <text:p text:style-name="P34"><text:span text:style-name="Strong_20_Emphasis">Visores Multimedia:</text:span></text:p>
          <text:list>
            <text:list-item>
              <text:p text:style-name="P35">Verificar que los visores de imágenes, videos, modelos 3D y descripciones funcionen correctamente.</text:p>
            </text:list-item>
            <text:list-item>
              <text:p text:style-name="P35">Validar que las configuraciones aplicadas (como iluminación, posición de cámara, zoom y animaciones) se comporten según lo esperado.</text:p>
            </text:list-item>
            <text:list-item>
              <text:p text:style-name="P35">Comprobar la correcta transición entre visores al navegar por el carrusel.</text:p>
            </text:list-item>
          </text:list>
        </text:list-item>
        <text:list-item>
          <text:p text:style-name="P34"><text:span text:style-name="Strong_20_Emphasis">Configurador de JSON:</text:span></text:p>
          <text:list>
            <text:list-item>
              <text:p text:style-name="P35">Asegurar que el configurador permita crear, cargar y guardar configuraciones sin errores.</text:p>
            </text:list-item>
            <text:list-item>
              <text:p text:style-name="P35">Validar que las configuraciones aplicadas en el JSON se reflejen correctamente en los visores.</text:p>
            </text:list-item>
            <text:list-item>
              <text:p text:style-name="P35">Probar la compatibilidad con archivos multimedia permitidos (GLTF/GLB, MP4/WEBM, JPG/PNG).</text:p>
            </text:list-item>
          </text:list>
        </text:list-item>
        <text:list-item>
          <text:p text:style-name="P34"><text:span text:style-name="Strong_20_Emphasis">Interacción de Usuario:</text:span></text:p>
          <text:list>
            <text:list-item>
              <text:p text:style-name="P35">Verificar la funcionalidad del carrusel y su integración con los visores.</text:p>
            </text:list-item>
            <text:list-item>
              <text:p text:style-name="P35"><text:soft-page-break/>Asegurar que los botones de control (pausa, descripción, zoom, etc.) sean intuitivos y operativos.</text:p>
            </text:list-item>
            <text:list-item>
              <text:p text:style-name="P35">Validar la experiencia de usuario en dispositivos y navegadores comunes.</text:p>
            </text:list-item>
          </text:list>
        </text:list-item>
      </text:list>
      <text:h text:style-name="P6" text:outline-level="2"><text:bookmark-start text:name="__RefHeading___Toc192_2169475178"/><text:span text:style-name="Strong_20_Emphasis"><text:span text:style-name="T6">3.3 </text:span></text:span><text:span text:style-name="Strong_20_Emphasis">Tipos de Pruebas</text:span><text:bookmark-end text:name="__RefHeading___Toc192_2169475178"/></text:h>
      <text:list text:style-name="L23">
        <text:list-header>
          <text:p text:style-name="P36"><text:span text:style-name="Strong_20_Emphasis">Pruebas Funcionales:</text:span></text:p>
          <text:list>
            <text:list-item>
              <text:p text:style-name="P37">Validar cada componente del sistema (visores, carrusel, configurador) según sus requisitos.</text:p>
            </text:list-item>
            <text:list-item>
              <text:p text:style-name="P37">Comprobar la interacción correcta entre los componentes.</text:p>
            </text:list-item>
          </text:list>
          <text:p text:style-name="P36"><text:span text:style-name="Strong_20_Emphasis">Pruebas de Usabilidad:</text:span></text:p>
          <text:list text:continue-numbering="true">
            <text:list-item>
              <text:p text:style-name="P37">Evaluar la facilidad de uso de la interfaz desde la perspectiva de un creador de arte digital.</text:p>
            </text:list-item>
            <text:list-item>
              <text:p text:style-name="P37">Recopilar feedback de usuarios objetivo para ajustar la experiencia.</text:p>
            </text:list-item>
          </text:list>
          <text:p text:style-name="P36"><text:span text:style-name="Strong_20_Emphasis">Pruebas de Compatibilidad:</text:span></text:p>
          <text:list text:continue-numbering="true">
            <text:list-item>
              <text:p text:style-name="P37">Probar el funcionamiento en distintos navegadores (Chrome, Firefox, Edge, Safari).</text:p>
            </text:list-item>
            <text:list-item>
              <text:p text:style-name="P37">Validar la experiencia en diferentes dispositivos (ordenadores, tablets, móviles).</text:p>
            </text:list-item>
          </text:list>
          <text:p text:style-name="P36"><text:span text:style-name="Strong_20_Emphasis">Pruebas de Rendimiento:</text:span></text:p>
          <text:list text:continue-numbering="true">
            <text:list-item>
              <text:p text:style-name="P37">Asegurar tiempos de carga razonables para modelos y visores.</text:p>
            </text:list-item>
            <text:list-item>
              <text:p text:style-name="P37">Identificar y optimizar posibles cuellos de botella en la interacción.</text:p>
            </text:list-item>
          </text:list>
          <text:p text:style-name="P36"><text:span text:style-name="Strong_20_Emphasis">Pruebas de Regresión:</text:span></text:p>
          <text:list text:continue-numbering="true">
            <text:list-item>
              <text:p text:style-name="P36">Repetir pruebas después de cada cambio para garantizar que las nuevas funcionalidades no afecten negativamente a las existentes.</text:p>
            </text:list-item>
          </text:list>
        </text:list-header>
      </text:list>
      <text:h text:style-name="Heading_20_2" text:outline-level="2"><text:bookmark-start text:name="__RefHeading___Toc194_2169475178"/><text:span text:style-name="Strong_20_Emphasis"><text:span text:style-name="T6">3.4 </text:span></text:span><text:span text:style-name="Strong_20_Emphasis">Estrategia de Ejecución</text:span><text:bookmark-end text:name="__RefHeading___Toc194_2169475178"/></text:h>
      <text:list text:style-name="L24">
        <text:list-item>
          <text:p text:style-name="P38"><text:span text:style-name="Strong_20_Emphasis">Preparación:</text:span></text:p>
          <text:list>
            <text:list-item>
              <text:p text:style-name="P39">Definir casos de prueba detallados para cada componente y flujo de usuario.</text:p>
            </text:list-item>
            <text:list-item>
              <text:p text:style-name="P39">Configurar entornos de prueba representativos (servidor local y archivos de ejemplo).</text:p>
            </text:list-item>
          </text:list>
        </text:list-item>
        <text:list-item>
          <text:p text:style-name="P38"><text:span text:style-name="Strong_20_Emphasis">Ejecución:</text:span></text:p>
          <text:list>
            <text:list-item>
              <text:p text:style-name="P39">Probar cada componente de forma individual (unitarias).</text:p>
            </text:list-item>
            <text:list-item>
              <text:p text:style-name="P39">Realizar pruebas integradas para flujos completos, como cargar un modelo 3D y ajustar su configuración.</text:p>
            </text:list-item>
          </text:list>
        </text:list-item>
        <text:list-item>
          <text:p text:style-name="P38"><text:span text:style-name="Strong_20_Emphasis">Automatización:</text:span></text:p>
          <text:list>
            <text:list-item>
              <text:p text:style-name="P39">Considerar la automatización para casos repetitivos, como la carga de modelos o la validación del configurador.</text:p>
            </text:list-item>
          </text:list>
        </text:list-item>
        <text:list-item>
          <text:p text:style-name="P38"><text:span text:style-name="Strong_20_Emphasis">Pruebas Manuales:</text:span></text:p>
          <text:list>
            <text:list-item>
              <text:p text:style-name="P38">Priorizar pruebas manuales para aspectos subjetivos como usabilidad y diseño.</text:p>
            </text:list-item>
          </text:list>
        </text:list-item>
      </text:list>
      <text:p text:style-name="Text_20_body"/>
      <text:h text:style-name="Heading_20_2" text:outline-level="2"><text:bookmark-start text:name="__RefHeading___Toc196_2169475178"/><text:soft-page-break/><text:span text:style-name="Strong_20_Emphasis"><text:span text:style-name="T6">3.5 </text:span></text:span><text:span text:style-name="Strong_20_Emphasis">Criterios de Aceptación</text:span><text:bookmark-end text:name="__RefHeading___Toc196_2169475178"/></text:h>
      <text:list text:style-name="L25">
        <text:list-item>
          <text:p text:style-name="P41">Todos los componentes deben cumplir con los requisitos funcionales definidos.</text:p>
        </text:list-item>
        <text:list-item>
          <text:p text:style-name="P41">La plataforma debe ser completamente usable en navegadores modernos sin necesidad de conocimientos técnicos avanzados.</text:p>
        </text:list-item>
        <text:list-item>
          <text:p text:style-name="P41">Las configuraciones aplicadas deben ser consistentes y reflejarse correctamente en los visores.</text:p>
        </text:list-item>
        <text:list-item>
          <text:p text:style-name="P40">El rendimiento debe ser adecuado para una experiencia interactiva sin interrupciones.</text:p>
        </text:list-item>
      </text:list>
      <text:p text:style-name="Text_20_body"/>
      <text:h text:style-name="Heading_20_1" text:outline-level="1"><text:bookmark-start text:name="__RefHeading___Toc198_2169475178"/><text:span text:style-name="Strong_20_Emphasis"><text:span text:style-name="T7">4 </text:span></text:span><text:span text:style-name="Strong_20_Emphasis">Planificación de Pruebas</text:span><text:bookmark-end text:name="__RefHeading___Toc198_2169475178"/></text:h>
      <text:h text:style-name="P7" text:outline-level="2"><text:bookmark-start text:name="__RefHeading___Toc200_2169475178"/><text:span text:style-name="Strong_20_Emphasis"><text:span text:style-name="T7">4.1 </text:span></text:span><text:span text:style-name="Strong_20_Emphasis">Objetivo de la Planificación</text:span><text:bookmark-end text:name="__RefHeading___Toc200_2169475178"/></text:h>
      <text:p text:style-name="P50">La planificación de pruebas tiene como finalidad establecer un marco claro y ordenado para validar la funcionalidad, estabilidad y usabilidad de <text:span text:style-name="Emphasis">The Delirium Archive</text:span>. Si bien el proyecto está en desarrollo, esta planificación permitirá identificar y corregir problemas recurrentes de manera eficiente, garantizando un control riguroso sobre los elementos más propensos a fallos. Además, establece las bases para pruebas futuras, asegurando que cada modificación sea evaluada con criterios consistentes.</text:p>
      <text:h text:style-name="P9" text:outline-level="2"><text:bookmark-start text:name="__RefHeading___Toc202_2169475178"/><text:span text:style-name="Strong_20_Emphasis"><text:span text:style-name="T7">4.2 </text:span></text:span><text:span text:style-name="Strong_20_Emphasis">Cronograma de Pruebas</text:span><text:bookmark-end text:name="__RefHeading___Toc202_2169475178"/></text:h>
      <text:list text:style-name="L26">
        <text:list-item>
          <text:p text:style-name="P42"><text:span text:style-name="Strong_20_Emphasis">Fase 1: Desarrollo y Pruebas Unitarias (Actual):</text:span></text:p>
          <text:list>
            <text:list-item>
              <text:p text:style-name="P43">Integración de nuevas funcionalidades con pruebas inmediatas para validar su correcto funcionamiento.</text:p>
            </text:list-item>
            <text:list-item>
              <text:p text:style-name="P43">Validación de componentes individuales, como visores y configurador de JSON.</text:p>
            </text:list-item>
          </text:list>
        </text:list-item>
        <text:list-item>
          <text:p text:style-name="P42"><text:span text:style-name="Strong_20_Emphasis">Fase 2: Pruebas Integradas:</text:span></text:p>
          <text:list>
            <text:list-item>
              <text:p text:style-name="P43">Pruebas de interacción entre componentes (visores, carrusel, servidor).</text:p>
            </text:list-item>
            <text:list-item>
              <text:p text:style-name="P43">Verificación de flujos completos desde la carga de medios hasta su visualización y configuración.</text:p>
            </text:list-item>
          </text:list>
        </text:list-item>
        <text:list-item>
          <text:p text:style-name="P42"><text:span text:style-name="Strong_20_Emphasis">Fase 3: Pruebas de Estabilidad y Regresión:</text:span></text:p>
          <text:list>
            <text:list-item>
              <text:p text:style-name="P43">Ejecución de una batería de pruebas para identificar problemas recurrentes.</text:p>
            </text:list-item>
            <text:list-item>
              <text:p text:style-name="P43">Validación de que los cambios no afectan funcionalidades existentes.</text:p>
            </text:list-item>
          </text:list>
        </text:list-item>
        <text:list-item>
          <text:p text:style-name="P42"><text:span text:style-name="Strong_20_Emphasis">Fase 4: Pruebas Prelanzamiento:</text:span></text:p>
          <text:list>
            <text:list-item>
              <text:p text:style-name="P43">Evaluación exhaustiva de la experiencia de usuario en diferentes dispositivos y navegadores.</text:p>
            </text:list-item>
            <text:list-item>
              <text:p text:style-name="P42">Recopilación de feedback de usuarios simulados para ajustar detalles finales.</text:p>
            </text:list-item>
          </text:list>
        </text:list-item>
      </text:list>
      <text:h text:style-name="Heading_20_2" text:outline-level="2"><text:span text:style-name="Strong_20_Emphasis"/></text:h>
      <text:h text:style-name="Heading_20_2" text:outline-level="2" text:is-list-header="true"><text:span text:style-name="Strong_20_Emphasis"/></text:h>
      <text:h text:style-name="P8" text:outline-level="2"><text:bookmark-start text:name="__RefHeading___Toc204_2169475178"/><text:span text:style-name="Strong_20_Emphasis"><text:span text:style-name="T7">4.3 </text:span></text:span><text:span text:style-name="Strong_20_Emphasis">Recursos Necesarios</text:span><text:bookmark-end text:name="__RefHeading___Toc204_2169475178"/></text:h>
      <text:list text:style-name="L27">
        <text:list-item>
          <text:p text:style-name="P44"><text:span text:style-name="Strong_20_Emphasis">Humanos</text:span></text:p>
          <text:list>
            <text:list-item>
              <text:p text:style-name="P45">Actualmente: Un desarrollador (<text:span text:style-name="T7">yo</text:span>).</text:p>
            </text:list-item>
            <text:list-item>
              <text:p text:style-name="P45">En <text:span text:style-name="T7">el futuro</text:span>: Posible feedback de usuarios objetivo.</text:p>
            </text:list-item>
          </text:list>
        </text:list-item>
        <text:list-item>
          <text:p text:style-name="P44"><text:span text:style-name="Strong_20_Emphasis">Técnicos:</text:span></text:p>
          <text:list>
            <text:list-item>
              <text:p text:style-name="P45">Herramientas:</text:p>
              <text:list>
                <text:list-item>
                  <text:p text:style-name="P45">Navegadores modernos para pruebas (Chrome, Firefox, Edge, Safari, <text:span text:style-name="T7">DuckDuckGo</text:span>). <text:span text:style-name="T7">Con sus herramientas de depuración.</text:span></text:p>
                </text:list-item>
                <text:list-item>
                  <text:p text:style-name="P45">Editor de código para depuración.</text:p>
                </text:list-item>
                <text:list-item>
                  <text:p text:style-name="P45">Servidor local (ya configurado en el proyecto) para pruebas de carga y configuración.</text:p>
                </text:list-item>
              </text:list>
            </text:list-item>
            <text:list-item>
              <text:p text:style-name="P45">Hardware:</text:p>
              <text:list>
                <text:list-item>
                  <text:p text:style-name="P45">Ordenador para desarrollo y pruebas.</text:p>
                </text:list-item>
                <text:list-item>
                  <text:p text:style-name="P44">Dispositivos adicionales para validación en diferentes entornos (móviles, tablets).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206_2169475178"/><text:span text:style-name="Strong_20_Emphasis"><text:span text:style-name="T7">4.3 </text:span></text:span><text:span text:style-name="Strong_20_Emphasis">Dependencias y Riesgos</text:span><text:bookmark-end text:name="__RefHeading___Toc206_2169475178"/></text:h>
      <text:list text:style-name="L28">
        <text:list-item>
          <text:p text:style-name="P46"><text:span text:style-name="Strong_20_Emphasis">Dependencias</text:span></text:p>
          <text:list>
            <text:list-item>
              <text:p text:style-name="P47">Correcto funcionamiento de bibliotecas externas (Three.js, GLTFLoader, etc.).</text:p>
            </text:list-item>
            <text:list-item>
              <text:p text:style-name="P47">Disponibilidad del servidor local para pruebas.</text:p>
            </text:list-item>
            <text:list-item>
              <text:p text:style-name="P47">Integración de nuevas funcionalidades en tiempo y forma.</text:p>
            </text:list-item>
          </text:list>
        </text:list-item>
        <text:list-item>
          <text:p text:style-name="P46"><text:span text:style-name="Strong_20_Emphasis">Riesgos</text:span></text:p>
          <text:list>
            <text:list-item>
              <text:p text:style-name="P47"><text:span text:style-name="Strong_20_Emphasis">Errores recurrentes:</text:span> Problemas ya identificados que podrían reaparecer durante el desarrollo (como controles de visores y configuración de descripciones).</text:p>
            </text:list-item>
            <text:list-item>
              <text:p text:style-name="P47"><text:span text:style-name="Strong_20_Emphasis">Tiempo limitado:</text:span> Posible desbalance entre desarrollo y pruebas.</text:p>
            </text:list-item>
            <text:list-item>
              <text:p text:style-name="P46"><text:span text:style-name="Strong_20_Emphasis">Compatibilidad:</text:span> Fallos en navegadores o dispositivos menos comunes.</text:p>
            </text:list-item>
          </text:list>
        </text:list-item>
      </text:list>
      <text:h text:style-name="Heading_20_2" text:outline-level="2"><text:bookmark-start text:name="__RefHeading___Toc208_2169475178"/><text:span text:style-name="Strong_20_Emphasis"><text:span text:style-name="T7">4.4 </text:span></text:span><text:span text:style-name="Strong_20_Emphasis">Mitigación de riesgos</text:span><text:bookmark-end text:name="__RefHeading___Toc208_2169475178"/></text:h>
      <text:list text:style-name="L29">
        <text:list-item>
          <text:p text:style-name="P49">Documentar y priorizar los errores detectados para abordarlos sistemáticamente.</text:p>
        </text:list-item>
        <text:list-item>
          <text:p text:style-name="P49">Automatizar pruebas de casos recurrentes cuando sea posible.</text:p>
        </text:list-item>
        <text:list-item>
          <text:p text:style-name="P48">Ejecutar pruebas en múltiples entornos para identificar problemas de compatibilidad.</text:p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list text:style-name="Numbering_20_123">
        <text:list-item>
          <text:p text:style-name="P23"><text:span text:style-name="Strong_20_Emphasis">Casos de Prueba</text:span></text:p>
          <text:list>
            <text:list-item>
              <text:p text:style-name="P23">Identificación de casos de prueba</text:p>
            </text:list-item>
            <text:list-item>
              <text:p text:style-name="P23">Descripción detallada de cada caso de prueba</text:p>
            </text:list-item>
            <text:list-item>
              <text:p text:style-name="P23">Criterios de aceptación</text:p>
            </text:list-item>
          </text:list>
        </text:list-item>
        <text:list-item>
          <text:p text:style-name="P23"><text:soft-page-break/><text:span text:style-name="Strong_20_Emphasis">Gestión de Defectos</text:span></text:p>
          <text:list>
            <text:list-item>
              <text:p text:style-name="P23">Proceso de reporte y seguimiento de defectos</text:p>
            </text:list-item>
            <text:list-item>
              <text:p text:style-name="P23">Herramientas de gestión de defectos</text:p>
            </text:list-item>
            <text:list-item>
              <text:p text:style-name="P23">Criterios de severidad y prioridad</text:p>
            </text:list-item>
          </text:list>
        </text:list-item>
        <text:list-item>
          <text:p text:style-name="P23"><text:span text:style-name="Strong_20_Emphasis">Informe de Resultados</text:span></text:p>
          <text:list>
            <text:list-item>
              <text:p text:style-name="P23">Formato de los informes de resultados</text:p>
            </text:list-item>
            <text:list-item>
              <text:p text:style-name="P23">Métricas y KPIs</text:p>
            </text:list-item>
            <text:list-item>
              <text:p text:style-name="P23">Análisis de resultados y recomendaciones</text:p>
            </text:list-item>
          </text:list>
        </text:list-item>
        <text:list-item>
          <text:p text:style-name="P23"><text:span text:style-name="Strong_20_Emphasis">Aprobación y Revisión</text:span></text:p>
          <text:list>
            <text:list-item>
              <text:p text:style-name="P23">Firmas de aprobación</text:p>
            </text:list-item>
            <text:list-item>
              <text:p text:style-name="P23">Plan de revisiones periódicas</text:p>
            </text:list-item>
          </text:list>
        </text:list-item>
      </text:list>
      <text:p text:style-name="P10"/>
      <text:p text:style-name="P10"/>
      <text:p text:style-name="P10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end" style:justify-single-word="false" style:page-number="auto"/>
      <style:text-properties fo:font-variant="small-caps" fo:color="#d2691e" loext:opacity="100%" fo:font-size="18pt" style:text-underline-style="solid" style:text-underline-width="bold" style:text-underline-color="#d2691e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8b4513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Cabecera" style:family="table">
      <style:table-properties style:width="17cm" table:align="margins" style:may-break-between-rows="false"/>
    </style:style>
    <style:style style:name="Cabecera.A" style:family="table-column">
      <style:table-column-properties style:column-width="8.5cm" style:rel-column-width="32767*"/>
    </style:style>
    <style:style style:name="Cabecera.A1" style:family="table-cell">
      <style:table-cell-properties style:writing-mode="page"/>
    </style:style>
    <style:style style:name="MP1" style:family="paragraph" style:parent-style-name="Standard">
      <style:paragraph-properties fo:text-align="start" style:justify-single-word="false"/>
      <style:text-properties fo:font-size="10pt" officeooo:rsid="0016b22a" officeooo:paragraph-rsid="001bd03d" style:font-size-asian="10pt" style:font-size-complex="10pt"/>
    </style:style>
    <style:style style:name="MP2" style:family="paragraph" style:parent-style-name="Standard">
      <style:paragraph-properties fo:text-align="end" style:justify-single-word="false"/>
      <style:text-properties fo:font-size="10pt" officeooo:rsid="0016b22a" officeooo:paragraph-rsid="001bd03d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6b22a" officeooo:paragraph-rsid="00185970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Cabecera" table:style-name="Cabecera">
          <table:table-column table:style-name="Cabecera.A" table:number-columns-repeated="2"/>
          <table:table-row>
            <table:table-cell table:style-name="Cabecera.A1" office:value-type="string">
              <text:p text:style-name="MP1"><text:title>Testplan The Delirium Archive</text:title><text:tab/></text:p>
            </table:table-cell>
            <table:table-cell table:style-name="Cabecera.A1" office:value-type="string">
              <text:p text:style-name="MP2"><text:chapter text:display="name" text:outline-level="1">3 Estrategia de Pruebas</text:chapter></text:p>
            </table:table-cell>
          </table:table-row>
        </table:table>
        <text:p text:style-name="MP3"/>
      </style:header>
      <style:footer>
        <text:p text:style-name="Footer"><text:page-number text:select-page="current">10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6T22:20:03.765000000</meta:creation-date>
    <dc:date>2025-01-07T00:39:31.503000000</dc:date>
    <meta:editing-duration>PT28M38S</meta:editing-duration>
    <meta:editing-cycles>8</meta:editing-cycles>
    <meta:generator>LibreOffice/24.2.5.2$Windows_X86_64 LibreOffice_project/bffef4ea93e59bebbeaf7f431bb02b1a39ee8a59</meta:generator>
    <dc:title>Testplan The Delirium Archive</dc:title>
    <meta:document-statistic meta:table-count="1" meta:image-count="0" meta:object-count="0" meta:page-count="10" meta:paragraph-count="175" meta:word-count="1982" meta:character-count="13307" meta:non-whitespace-character-count="11566"/>
  </office:meta>
</office:document-meta>
</file>